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2.4611in" style:use-optimal-column-width="false"/>
    </style:style>
    <style:style style:name="Table26" style:family="table">
      <style:table-properties style:width="6.4972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67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BCAA2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 style:min-row-height="0.6708in" style:use-optimal-row-height="false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 style:min-row-height="0.0631in" style:use-optimal-row-height="false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עומר<text:s/>ציוד השקיה וגינון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משה<text:s/>בקר</text:p>
          </table:table-cell>
          <table:table-cell table:style-name="TableCell36" table:number-columns-spanned="2">
            <text:p text:style-name="P37">מס' 23. אז"ת מזרח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text:s/></text:p>
          </table:table-cell>
          <table:table-cell table:style-name="TableCell41">
            <text:p text:style-name="P42"><text:bookmark-start text:name="_GoBack"/><text:bookmark-end text:name="_GoBack"/></text:p>
          </table:table-cell>
          <table:table-cell table:style-name="TableCell43" table:number-columns-spanned="2">
            <text:p text:style-name="P44">ציוד<text:s/>השקיה<text:s/>וגינון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אין.</text:span></text:p>
          </table:table-cell>
          <table:table-cell table:style-name="TableCell52">
            <text:p text:style-name="P53"><text:span text:style-name="T54">רמת סיווג</text:span><text:span text:style-name="T55"><text:s/></text:span><text:span text:style-name="T56">:</text:span></text:p>
          </table:table-cell>
          <table:table-cell table:style-name="TableCell57">
            <text:p text:style-name="P58"><text:span text:style-name="T59">C</text:span><text:span text:style-name="T60">.</text:span></text:p>
          </table:table-cell>
          <table:table-cell table:style-name="TableCell61">
            <text:p text:style-name="P62">אישור כבאות:אין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 table:number-columns-spanned="3">
            <text:p text:style-name="P67">חומרים<text:s/>מסוכנים<text:s/>במפעל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שם החומר+ או"ם</text:p>
          </table:table-cell>
          <table:table-cell table:style-name="TableCell71">
            <text:p text:style-name="P72">כמות <text:s/>וסוג אריזה</text:p>
          </table:table-cell>
          <table:table-cell table:style-name="TableCell73">
            <text:p text:style-name="P74">קוד חירום</text:p>
          </table:table-cell>
          <table:table-cell table:style-name="TableCell75">
            <text:p text:style-name="P76">מיקום במפעל</text:p>
          </table:table-cell>
        </table:table-row>
        <table:table-row table:style-name="TableRow77">
          <table:table-cell table:style-name="TableCell78">
            <text:p text:style-name="P79">חומרי הדברה , ודישון .</text:p>
          </table:table-cell>
          <table:table-cell table:style-name="TableCell80">
            <text:p text:style-name="P81">שתי,ארונות מתכת בקבוקים קטנים מפלסטיק.</text:p>
          </table:table-cell>
          <table:table-cell table:style-name="TableCell82">
            <text:p text:style-name="P83"><text:span text:style-name="T84">E</text:span><text:span text:style-name="T85">-</text:span><text:span text:style-name="T86">W</text:span><text:span text:style-name="T87">-2.</text:span></text:p>
          </table:table-cell>
          <table:table-cell table:style-name="TableCell88">
            <text:p text:style-name="P89">החומרים מאוחסנים בתוך שתי ארונות מתכת בתוך החנות מצדו המערבי.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<text:s text:c="99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שם</text:p>
          </table:table-cell>
          <table:table-cell table:style-name="TableCell156">
            <text:p text:style-name="P157">טלפון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נייד</text:p>
          </table:table-cell>
        </table:table-row>
        <table:table-row table:style-name="TableRow162">
          <table:table-cell table:style-name="TableCell163">
            <text:p text:style-name="P164">גבעוני יאיר.</text:p>
          </table:table-cell>
          <table:table-cell table:style-name="TableCell165">
            <text:p text:style-name="P166">03:9698425.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052:5888201.</text:p>
          </table:table-cell>
        </table:table-row>
      </table:table>
      <text:p text:style-name="P171"/>
      <text:p text:style-name="P172">הערות מיוחדות :<text:s/>הכניסה לחנות דרך שביל שרות וליד עסק "האחים"</text:p>
      <text:p text:style-name="P173"/>
      <text:p text:style-name="P174"/>
      <text:p text:style-name="P175"/>
      <text:p text:style-name="P176">ממצאים : אבישי פפיאשוילי : אוקטובר 2013.</text:p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3:00Z</meta:creation-date>
    <dc:date>2014-05-21T07:53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2" meta:character-count="674" meta:row-count="4" meta:non-whitespace-character-count="563"/>
  </office:meta>
</office:document-meta>
</file>